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LTC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38">
            <text:p>38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B11]+[.D12]+[.F14]+[.H10]" office:value-type="percentage" office:value="0.085">
            <text:p>8,5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27.7456775035376">
            <text:p>$27,75</text:p>
          </table:table-cell>
          <table:table-cell table:style-name="ce12" table:formula="of:=[.G2]/1.07" office:value-type="currency" office:currency="EUR" office:value="25.9305397229324">
            <text:p>25,93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787">
            <text:p>787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1">
            <text:p>10,0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23.8576305013407">
            <text:p>$23,86</text:p>
          </table:table-cell>
          <table:table-cell table:style-name="ce13" table:formula="of:=[.G3]/1.07" office:value-type="currency" office:currency="EUR" office:value="22.2968509358324">
            <text:p>22,30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22.4770923000586">
            <text:p>22,48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94.4">
            <text:p>94,4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115">
            <text:p>11,5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20.9338747977542">
            <text:p>$20,93</text:p>
          </table:table-cell>
          <table:table-cell table:style-name="ce14" table:formula="of:=[.G4]/1.07" office:value-type="currency" office:currency="EUR" office:value="19.5643689698637">
            <text:p>19,56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2.28">
            <text:p>$2,28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">
            <text:p>0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-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8.33686440677966">
            <text:p>8,34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,56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LTC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38">
            <text:p>38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B11]+[.D12]+[.F14]+[.H10]" office:value-type="percentage" office:value="0.1">
            <text:p>10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26.5782374883356">
            <text:p>$26,58</text:p>
          </table:table-cell>
          <table:table-cell table:style-name="ce12" table:formula="of:=[.G2]/1.07" office:value-type="currency" office:currency="EUR" office:value="24.8394742881641">
            <text:p>24,84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787">
            <text:p>787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115">
            <text:p>11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23.3210710466209">
            <text:p>$23,32</text:p>
          </table:table-cell>
          <table:table-cell table:style-name="ce13" table:formula="of:=[.G3]/1.07" office:value-type="currency" office:currency="EUR" office:value="21.7953935015148">
            <text:p>21,80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21.9318658512075">
            <text:p>21,93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94.4">
            <text:p>94,4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13">
            <text:p>13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20.794031675762">
            <text:p>$20,79</text:p>
          </table:table-cell>
          <table:table-cell table:style-name="ce14" table:formula="of:=[.G4]/1.07" office:value-type="currency" office:currency="EUR" office:value="19.433674463329">
            <text:p>19,43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2.54">
            <text:p>$2,54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">
            <text:p>0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-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8.33686440677966">
            <text:p>8,34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,56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6">26.02.2023</text:date>, <text:time>17:49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26T17:49:51.51</dc:date>
    <dc:creator>aaa </dc:creator>
    <meta:editing-duration>P3DT6H1M27S</meta:editing-duration>
    <meta:editing-cycles>47</meta:editing-cycles>
    <meta:generator>OpenOffice/4.1.5$Win32 OpenOffice.org_project/415m1$Build-9789</meta:generator>
    <meta:document-statistic meta:table-count="2" meta:cell-count="180" meta:object-count="0"/>
  </office:meta>
</office:document-meta>
</file>